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25-01-02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24-01-02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23-01-03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22-01-05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21-01-0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21-01-04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20-01-0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19-01-03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18-01-03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18-01-03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17-01-04 19:42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16-01-03 21:1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15-01-02 22:54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14-01-03 14:2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13-01-03 13:58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12-01-03 21:5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11-01-03 21:4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10-01-02 22:4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09-01-05 14:37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08-01-04 13:4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07-02-22 20:3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06-01-05 15:5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05-01-09 22:49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04-01-02 21:3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03-01-06 19:57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02-01-03 22:27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01-01-03 19:1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00-01-05 21:15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2000-01-04 21:50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99-01-03 21:5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98-01-28 15:44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98-01-03 23:38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97-01-04 22:29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9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9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9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9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8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8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84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7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7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622101311101</text:p>
          </table:table-cell>
          <table:table-cell office:value-type="string" calcext:value-type="string">
            <text:p>1976-07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